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4607c"/>
    </style:style>
    <style:style style:name="T1" style:family="text">
      <style:text-properties officeooo:rsid="001460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Criteri di successo</text:h>
      <text:p text:style-name="P1"><text:span text:style-name="T1">Criteri di successo per il documento di analisi di requisiti. Quand'è che si può dire che il seguente documento è stato fatto con criteri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da8c1e6-fd468f4-454e206-f42a4a9-143cfd</meta:generator>
    <meta:initial-creator>Giulio Franco</meta:initial-creator>
    <meta:creation-date>2012-10-13T01:15:29</meta:creation-date>
    <dc:date>2012-10-16T22:02:45.43</dc:date>
    <meta:editing-duration>P0D</meta:editing-duration>
    <meta:editing-cycles>2</meta:editing-cycles>
    <meta:document-statistic meta:table-count="0" meta:image-count="0" meta:object-count="0" meta:page-count="1" meta:paragraph-count="2" meta:word-count="27" meta:character-count="157" meta:non-whitespace-character-count="132"/>
  </office:meta>
</office:document-meta>
</file>